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d53" officeooo:paragraph-rsid="00063d53"/>
    </style:style>
    <style:style style:name="P2" style:family="paragraph" style:parent-style-name="Standard">
      <style:text-properties officeooo:rsid="00063d53" officeooo:paragraph-rsid="0007004a"/>
    </style:style>
    <style:style style:name="P3" style:family="paragraph" style:parent-style-name="Standard">
      <style:text-properties officeooo:rsid="0007004a" officeooo:paragraph-rsid="0007004a"/>
    </style:style>
    <style:style style:name="P4" style:family="paragraph" style:parent-style-name="Standard">
      <style:text-properties officeooo:rsid="00083eab" officeooo:paragraph-rsid="00083eab"/>
    </style:style>
    <style:style style:name="P5" style:family="paragraph" style:parent-style-name="Standard">
      <style:text-properties officeooo:rsid="000a0b99" officeooo:paragraph-rsid="000a0b99"/>
    </style:style>
    <style:style style:name="T1" style:family="text">
      <style:text-properties officeooo:rsid="00070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ithub.com/um2147/CNN-Keras-Implementation/blob/master/HW5_Q2.ipynb" text:style-name="Internet_20_link" text:visited-style-name="Visited_20_Internet_20_Link"><text:span text:style-name="T1">https://github.com/um2147/CNN-Keras-Implementation/blob/master/HW5_Q2.ipynb</text:span></text:a></text:p>
      <text:p text:style-name="P2"/>
      <text:p text:style-name="P1"><text:a xlink:type="simple" xlink:href="https://github.com/kruho/BatchNormalization/blob/master/cnn_bn.ipynb" text:style-name="Internet_20_link" text:visited-style-name="Visited_20_Internet_20_Link"/></text:p>
      <text:p text:style-name="P1"><text:a xlink:type="simple" xlink:href="https://github.com/kruho/BatchNormalization/blob/master/cnn_bn.ipynb" text:style-name="Internet_20_link" text:visited-style-name="Visited_20_Internet_20_Link">https://github.com/kruho/BatchNormalization/blob/master/cnn_bn.ipynb</text:a> </text:p>
      <text:p text:style-name="P1"/>
      <text:p text:style-name="P1"><text:a xlink:type="simple" xlink:href="https://github.com/ChthonicCrusader/KerasBatchNormalization/blob/master/keras_BatchNormalization.ipynb" text:style-name="Internet_20_link" text:visited-style-name="Visited_20_Internet_20_Link">https://github.com/ChthonicCrusader/KerasBatchNormalization/blob/master/keras_BatchNormalization.ipynb</text:a> </text:p>
      <text:p text:style-name="P1"/>
      <text:p text:style-name="P1"><text:a xlink:type="simple" xlink:href="https://github.com/yanji84/neural-network/blob/master/NeuralNetDropout.ipynb" text:style-name="Internet_20_link" text:visited-style-name="Visited_20_Internet_20_Link">https://github.com/yanji84/neural-network/blob/master/NeuralNetDropout.ipynb</text:a> </text:p>
      <text:p text:style-name="P1"/>
      <text:p text:style-name="P1"><text:a xlink:type="simple" xlink:href="https://github.com/yanji84/neural-network/blob/master/NeuralNetBatchNormalization.ipynb" text:style-name="Internet_20_link" text:visited-style-name="Visited_20_Internet_20_Link">https://github.com/yanji84/neural-network/blob/master/NeuralNetBatchNormalization.ipynb</text:a></text:p>
      <text:p text:style-name="P1"/>
      <text:p text:style-name="P1"><text:a xlink:type="simple" xlink:href="https://github.com/yanji84/neural-network/blob/master/ConvolutionalNetworks.ipynb" text:style-name="Internet_20_link" text:visited-style-name="Visited_20_Internet_20_Link">https://github.com/yanji84/neural-network/blob/master/ConvolutionalNetworks.ipynb</text:a> </text:p>
      <text:p text:style-name="P1"/>
      <text:p text:style-name="P1"><text:a xlink:type="simple" xlink:href="https://github.com/yanji84/neural-network/blob/master/NeuralNet.ipynb" text:style-name="Internet_20_link" text:visited-style-name="Visited_20_Internet_20_Link">https://github.com/yanji84/neural-network/blob/master/NeuralNet.ipynb</text:a></text:p>
      <text:p text:style-name="P1"/>
      <text:p text:style-name="P1"><text:a xlink:type="simple" xlink:href="https://github.com/ApoorvaBeedu/CS231n-Convolutional-Neural-Networks/blob/master/ConvolutionalNetworks.ipynb" text:style-name="Internet_20_link" text:visited-style-name="Visited_20_Internet_20_Link">https://github.com/ApoorvaBeedu/CS231n-Convolutional-Neural-Networks/blob/master/ConvolutionalNetworks.ipynb</text:a> </text:p>
      <text:p text:style-name="P1"/>
      <text:p text:style-name="P3"><text:a xlink:type="simple" xlink:href="https://github.com/radaimi/Towards-Understanding-Regularization-in-Normalization-Layers-in-Deep-Neural-Networks/blob/master/LayerNormalization/LayerNorm.ipynb" text:style-name="Internet_20_link" text:visited-style-name="Visited_20_Internet_20_Link">https://github.com/radaimi/Towards-Understanding-Regularization-in-Normalization-Layers-in-Deep-Neural-Networks/blob/master/LayerNormalization/LayerNorm.ipynb</text:a></text:p>
      <text:p text:style-name="P3"/>
      <text:p text:style-name="P3"><text:a xlink:type="simple" xlink:href="https://github.com/radaimi/Towards-Understanding-Regularization-in-Normalization-Layers-in-Deep-Neural-Networks/blob/master/InstanceNormalization/InstanceNorm.ipynb" text:style-name="Internet_20_link" text:visited-style-name="Visited_20_Internet_20_Link">https://github.com/radaimi/Towards-Understanding-Regularization-in-Normalization-Layers-in-Deep-Neural-Networks/blob/master/InstanceNormalization/InstanceNorm.ipynb</text:a></text:p>
      <text:p text:style-name="P3"/>
      <text:p text:style-name="P3"><text:a xlink:type="simple" xlink:href="https://github.com/NikhileshOV/Various-CNN-networks-on-MNIST-dataset/blob/master/Various%20CNN%20networks%20on%20MNIST.ipynb" text:style-name="Internet_20_link" text:visited-style-name="Visited_20_Internet_20_Link">https://github.com/NikhileshOV/Various-CNN-networks-on-MNIST-dataset/blob/master/Various%20CNN%20networks%20on%20MNIST.ipynb</text:a></text:p>
      <text:p text:style-name="P3"/>
      <text:p text:style-name="P3"><text:a xlink:type="simple" xlink:href="https://github.com/Asun0204/CS231n/blob/master/assignment2/FullyConnectedNets.ipynb" text:style-name="Internet_20_link" text:visited-style-name="Visited_20_Internet_20_Link">https://github.com/Asun0204/CS231n/blob/master/assignment2/FullyConnectedNets.ipynb</text:a> </text:p>
      <text:p text:style-name="P3"/>
      <text:p text:style-name="P4"><text:a xlink:type="simple" xlink:href="https://github.com/Asun0204/CS231n/blob/master/assignment1/two_layer_net.ipynb" text:style-name="Internet_20_link" text:visited-style-name="Visited_20_Internet_20_Link">https://github.com/Asun0204/CS231n/blob/master/assignment1/two_layer_net.ipynb</text:a></text:p>
      <text:p text:style-name="P4"/>
      <text:p text:style-name="P4"><text:a xlink:type="simple" xlink:href="https://github.com/NikhitaMethwani/Deep-Learning-CNN---CIFAR-Hyper-parameter-tuning/blob/master/OptimizerTunning.ipynb" text:style-name="Internet_20_link" text:visited-style-name="Visited_20_Internet_20_Link">https://github.com/NikhitaMethwani/Deep-Learning-CNN---CIFAR-Hyper-parameter-tuning/blob/master/OptimizerTunning.ipynb</text:a> </text:p>
      <text:p text:style-name="P4"/>
      <text:p text:style-name="P4"><text:a xlink:type="simple" xlink:href="https://github.com/axp180002/Energy-efficiency/blob/master/Multiple%20Linear%20Regression%20with%20prolongations_AXP180002.ipynb" text:style-name="Internet_20_link" text:visited-style-name="Visited_20_Internet_20_Link">https://github.com/axp180002/Energy-efficiency/blob/master/Multiple%20Linear%20Regression%20with%20prolongations_AXP180002.ipynb</text:a> </text:p>
      <text:p text:style-name="P4"/>
      <text:p text:style-name="P5"><text:a xlink:type="simple" xlink:href="https://github.com/jrdGroves/PimaIndianSLPerceptron/blob/master/PimaIndian%20SLPerceptron.ipynb" text:style-name="Internet_20_link" text:visited-style-name="Visited_20_Internet_20_Link">https://github.com/jrdGroves/PimaIndianSLPerceptron/blob/master/PimaIndian%20SLPerceptron.ipynb</text:a></text:p>
      <text:p text:style-name="P5"/>
      <text:p text:style-name="P5"><text:a xlink:type="simple" xlink:href="https://github.com/mintusf/Traffic-signs-recognition/blob/master/CNN_for_trafficsigns.ipynb" text:style-name="Internet_20_link" text:visited-style-name="Visited_20_Internet_20_Link">https://github.com/mintusf/Traffic-signs-recognition/blob/master/CNN_for_trafficsigns.ipynb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0:08:28.541247770</meta:creation-date>
    <dc:date>2019-11-08T20:48:16.592339698</dc:date>
    <meta:editing-duration>PT8M8S</meta:editing-duration>
    <meta:editing-cycles>1</meta:editing-cycles>
    <meta:document-statistic meta:table-count="0" meta:image-count="0" meta:object-count="0" meta:page-count="1" meta:paragraph-count="17" meta:word-count="18" meta:character-count="1713" meta:non-whitespace-character-count="1705"/>
    <meta:generator>LibreOffice/5.1.6.2$Linux_X86_64 LibreOffice_project/10m0$Build-2</meta:generator>
  </office:meta>
</office:document-meta>
</file>